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dbmsOperation.compi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dbmsOperation.isUpdatable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validateNamedParameters( @ Nullable Map &lt; String , ? &gt; paramete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dbmsOperation.setMaxRows( int maxRo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setResultSetType( int resultS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getJdb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supportsLob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checkCompi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dbmsOperation.setGeneratedKeysColumnNames( @ Nullable String ...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dbmsOperation.getDeclar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validateParameters( @ Nullable Object [ ]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dbmsOperation.getResultS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getGeneratedKeysColum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setTypes( @ Nullable int [ ] 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dbmsOperation.isComp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setJdbcTemplate(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isReturnGenerate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setUpdatableResults( boolean updatableRes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dbmsOperation.setQueryTimeout( int query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declareParameter( SqlParameter 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dbmsOperation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setSql( @ Nullable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allowsUnus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get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validateParameterCount( int suppliedParamCount , int declaredInParam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dbmsOperation.setReturnGeneratedKeys( boolean returnGenerated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dbmsOperation.setParameters( SqlParameter ... 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dbmsOperation.setFetchSize( int fetch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dbmsOperation.resolveSq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